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ff" draw:marker-start-width="0.23cm" draw:marker-end-width="0.23cm" draw:fill="hatch" draw:fill-hatch-name="Hatch_20_60" draw:fill-hatch-solid="false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ff0000" draw:marker-start-width="0.23cm" draw:marker-end-width="0.23cm" draw:fill="hatch" draw:fill-hatch-name="Hatch_20_59" draw:fill-hatch-solid="false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ff00" draw:marker-start-width="0.23cm" draw:marker-end-width="0.23cm" draw:fill="hatch" draw:fill-color="#99ccff" draw:fill-hatch-name="Hatch_20_61" draw:fill-hatch-solid="false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ff00ff" draw:marker-start-width="0.23cm" draw:marker-end-width="0.23cm" draw:fill="hatch" draw:fill-hatch-name="Hatch_20_62" draw:fill-hatch-solid="false" draw:textarea-horizontal-align="justify" draw:textarea-vertical-align="middle" draw:auto-grow-height="false" fo:padding-top="0.135cm" fo:padding-bottom="0.135cm" fo:padding-left="0.26cm" fo:padding-right="0.26cm"/>
    </style:style>
    <style:style style:name="gr5" style:family="graphic" style:parent-style-name="standard" style:list-style-name="L1">
      <style:graphic-properties draw:stroke="solid" draw:stroke-dash="Dashed_20__28_var_29__20_1" svg:stroke-width="0.02cm" svg:stroke-color="#00ff00" draw:marker-start-width="0.335cm" draw:marker-start-center="false" draw:marker-end-width="0.33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1" svg:stroke-width="0.02cm" svg:stroke-color="#00ff00" draw:marker-start-width="0.335cm" draw:marker-start-center="false" draw:marker-end-width="0.33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1" svg:stroke-width="0.02cm" svg:stroke-color="#ff00ff" draw:marker-start-width="0.335cm" draw:marker-start-center="false" draw:marker-end-width="0.33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1" svg:stroke-width="0.02cm" svg:stroke-color="#ff00ff" draw:marker-start-width="0.335cm" draw:marker-start-center="false" draw:marker-end-width="0.33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1.619cm" fo:padding-top="0.03cm" fo:padding-bottom="0.03cm" fo:padding-left="0.05cm" fo:padding-right="0.05cm"/>
    </style:style>
    <style:style style:name="gr10" style:family="graphic" style:parent-style-name="standard">
      <style:graphic-properties draw:marker-start="Arrow" draw:marker-start-width="0.1cm" draw:marker-end="Arrow" draw:marker-end-width="0.1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1cm" fo:padding-top="0.03cm" fo:padding-bottom="0.03cm" fo:padding-left="0.05cm" fo:padding-right="0.05cm"/>
    </style:style>
    <style:style style:name="gr12" style:family="graphic" style:parent-style-name="standard">
      <style:graphic-properties svg:stroke-width="0.01cm" draw:marker-start-width="0.215cm" draw:marker-end-width="0.215cm" draw:textarea-horizontal-align="center" draw:textarea-vertical-align="middle" fo:padding-top="0.13cm" fo:padding-bottom="0.13cm" fo:padding-left="0.255cm" fo:padding-right="0.25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78cm" fo:padding-top="0.03cm" fo:padding-bottom="0.03cm" fo:padding-left="0.05cm" fo:padding-right="0.05cm"/>
    </style:style>
    <style:style style:name="gr14" style:family="graphic" style:parent-style-name="measure" style:list-style-name="L1">
      <style:graphic-properties draw:marker-start-width="0.1cm" draw:marker-end-width="0.1cm" draw:textarea-horizontal-align="center" draw:textarea-vertical-align="middle" draw:line-distance="0.98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1.284cm" fo:padding-top="0.03cm" fo:padding-bottom="0.03cm" fo:padding-left="0.05cm" fo:padding-right="0.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1.809cm" fo:padding-top="0.03cm" fo:padding-bottom="0.03cm" fo:padding-left="0.05cm" fo:padding-right="0.05cm"/>
    </style:style>
    <style:style style:name="gr17" style:family="graphic" style:parent-style-name="measure" style:list-style-name="L1">
      <style:graphic-properties draw:marker-start-width="0.1cm" draw:marker-end-width="0.1cm" draw:textarea-horizontal-align="center" draw:textarea-vertical-align="middle" fo:padding-top="0.03cm" fo:padding-bottom="0.03cm" fo:padding-left="0.05cm" fo:padding-right="0.05cm" draw:line-distance="1.35cm"/>
    </style:style>
    <style:style style:name="gr18" style:family="graphic" style:parent-style-name="standard">
      <style:graphic-properties draw:marker-end="Arrow" draw:marker-end-width="0.1cm" draw:textarea-horizontal-align="center" draw:textarea-vertical-align="middle"/>
    </style:style>
    <style:style style:name="P1" style:family="paragraph">
      <loext:graphic-properties draw:fill="hatch" draw:fill-hatch-name="Hatch_20_60" draw:fill-hatch-solid="false"/>
      <style:paragraph-properties fo:text-align="center"/>
    </style:style>
    <style:style style:name="P2" style:family="paragraph">
      <loext:graphic-properties draw:fill="hatch" draw:fill-hatch-name="Hatch_20_59" draw:fill-hatch-solid="false"/>
      <style:paragraph-properties fo:text-align="center"/>
    </style:style>
    <style:style style:name="P3" style:family="paragraph">
      <loext:graphic-properties draw:fill="hatch" draw:fill-color="#99ccff" draw:fill-hatch-name="Hatch_20_61" draw:fill-hatch-solid="false"/>
      <style:paragraph-properties fo:text-align="center"/>
    </style:style>
    <style:style style:name="P4" style:family="paragraph">
      <loext:graphic-properties draw:fill="hatch" draw:fill-hatch-name="Hatch_20_62" draw:fill-hatch-solid="false"/>
      <style:paragraph-properties fo:text-align="center"/>
    </style:style>
    <style:style style:name="P5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solid" draw:fill-color="#ffffff"/>
      <style:paragraph-properties fo:text-align="center"/>
      <style:text-properties fo:font-size="9pt" style:font-size-asian="10pt" style:font-size-complex="10pt"/>
    </style:style>
    <style:style style:name="P10" style:family="paragraph">
      <loext:graphic-properties draw:fill="none" draw:fill-color="#ffffff"/>
      <style:text-properties fo:font-size="9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text-align="center"/>
      <style:text-properties fo:font-size="9pt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size-asian="10pt" style:font-size-complex="10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2.464cm" svg:height="1.849cm" svg:x="2.247cm" svg:y="1.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464cm" svg:height="1.849cm" svg:x="0.112cm" svg:y="1.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64cm" svg:height="1.849cm" svg:x="0.112cm" svg:y="2.85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464cm" svg:height="1.849cm" svg:x="2.247cm" svg:y="2.851cm">
            <text:p/>
            <draw:enhanced-geometry svg:viewBox="0 0 21600 21600" draw:type="rectangle" draw:enhanced-path="M 0 0 L 21600 0 21600 21600 0 21600 0 0 Z N"/>
          </draw:custom-shape>
          <draw:g>
            <draw:line draw:style-name="gr5" draw:text-style-name="P5" draw:layer="layout" svg:x1="1.345cm" svg:y1="3.611cm" svg:x2="1.345cm" svg:y2="3.94cm">
              <text:p/>
            </draw:line>
            <draw:line draw:style-name="gr6" draw:text-style-name="P5" draw:layer="layout" svg:x1="1.181cm" svg:y1="3.775cm" svg:x2="1.509cm" svg:y2="3.775cm">
              <text:p/>
            </draw:line>
          </draw:g>
          <draw:g>
            <draw:line draw:style-name="gr7" draw:text-style-name="P5" draw:layer="layout" svg:x1="3.48cm" svg:y1="3.611cm" svg:x2="3.48cm" svg:y2="3.94cm">
              <text:p/>
            </draw:line>
            <draw:line draw:style-name="gr8" draw:text-style-name="P5" draw:layer="layout" svg:x1="3.316cm" svg:y1="3.775cm" svg:x2="3.644cm" svg:y2="3.775cm">
              <text:p/>
            </draw:line>
          </draw:g>
          <draw:frame draw:style-name="gr9" draw:text-style-name="P7" draw:layer="layout" svg:width="1.723cm" svg:height="0.773cm" svg:x="0.362cm" svg:y="1.841cm">
            <draw:text-box>
              <text:p text:style-name="P6"><text:span text:style-name="T1">screen size</text:span></text:p>
              <text:p text:style-name="P6"><text:span text:style-name="T1">width</text:span></text:p>
            </draw:text-box>
          </draw:frame>
          <draw:line draw:style-name="gr10" draw:text-style-name="P8" draw:layer="layout" svg:x1="0.1cm" svg:y1="1.841cm" svg:x2="2.576cm" svg:y2="1.841cm">
            <text:p/>
          </draw:line>
          <draw:frame draw:style-name="gr9" draw:text-style-name="P9" draw:layer="layout" svg:width="1.723cm" svg:height="0.773cm" svg:x="2.806cm" svg:y="1.806cm">
            <draw:text-box>
              <text:p text:style-name="P6"><text:span text:style-name="T2">screen size</text:span></text:p>
              <text:p text:style-name="P6"><text:span text:style-name="T2">height</text:span></text:p>
            </draw:text-box>
          </draw:frame>
          <draw:line draw:style-name="gr10" draw:text-style-name="P8" draw:layer="layout" svg:x1="2.804cm" svg:y1="1.33cm" svg:x2="2.804cm" svg:y2="3.18cm">
            <text:p/>
          </draw:line>
          <draw:frame draw:style-name="gr11" draw:text-style-name="P10" draw:layer="layout" svg:width="2.629cm" svg:height="0.417cm" svg:x="1.112cm" svg:y="0.563cm">
            <draw:text-box>
              <text:p><text:span text:style-name="T2">overlap horizontal</text:span></text:p>
            </draw:text-box>
          </draw:frame>
          <draw:line draw:style-name="gr12" draw:text-style-name="P8" draw:layer="layout" svg:x1="2.247cm" svg:y1="1.43cm" svg:x2="2.247cm" svg:y2="0.992cm">
            <text:p/>
          </draw:line>
          <draw:line draw:style-name="gr12" draw:text-style-name="P8" draw:layer="layout" svg:x1="2.576cm" svg:y1="1.43cm" svg:x2="2.576cm" svg:y2="0.992cm">
            <text:p/>
          </draw:line>
          <draw:frame draw:style-name="gr13" draw:text-style-name="P10" draw:layer="layout" svg:width="1.486cm" svg:height="0.417cm" svg:x="1.667cm" svg:y="0.025cm">
            <draw:text-box>
              <text:p><text:span text:style-name="T2">wall width</text:span></text:p>
            </draw:text-box>
          </draw:frame>
          <draw:measure draw:style-name="gr14" draw:text-style-name="P11" draw:layer="layout" svg:x1="0.105cm" svg:y1="1.429cm" svg:x2="4.711cm" svg:y2="1.429cm">
            <text:p text:style-name="P11"><text:span text:style-name="T3"><text:s/></text:span></text:p>
            <text:p text:style-name="P11"><text:span text:style-name="T3"/></text:p>
          </draw:measure>
          <draw:frame draw:style-name="gr15" draw:text-style-name="P12" draw:layer="layout" svg:width="2.271cm" svg:height="0.417cm" draw:transform="rotate (1.5707963267949) translate (5cm 4.149cm)">
            <draw:text-box>
              <text:p text:style-name="P6"><text:span text:style-name="T2">overlap vertical</text:span></text:p>
            </draw:text-box>
          </draw:frame>
          <draw:line draw:style-name="gr12" draw:text-style-name="P8" draw:layer="layout" svg:x1="4.599cm" svg:y1="2.85cm" svg:x2="5.012cm" svg:y2="2.85cm">
            <text:p/>
          </draw:line>
          <draw:line draw:style-name="gr12" draw:text-style-name="P8" draw:layer="layout" svg:x1="4.599cm" svg:y1="3.179cm" svg:x2="5.012cm" svg:y2="3.179cm">
            <text:p/>
          </draw:line>
          <draw:frame draw:style-name="gr16" draw:text-style-name="P12" draw:layer="layout" svg:width="1.628cm" svg:height="0.417cm" draw:transform="rotate (1.5707963267949) translate (5.495cm 3.83cm)">
            <draw:text-box>
              <text:p text:style-name="P6"><text:span text:style-name="T2">wall height</text:span></text:p>
            </draw:text-box>
          </draw:frame>
          <draw:measure draw:style-name="gr17" draw:text-style-name="P13" draw:layer="layout" svg:x1="4.562cm" svg:y1="1.33cm" svg:x2="4.562cm" svg:y2="4.7cm">
            <text:p text:style-name="P13"><text:span text:style-name="T4"><text:s/></text:span></text:p>
          </draw:measure>
          <draw:line draw:style-name="gr18" draw:text-style-name="P6" draw:layer="layout" svg:x1="4.912cm" svg:y1="3.642cm" svg:x2="4.912cm" svg:y2="3.179cm">
            <text:p/>
          </draw:line>
          <draw:line draw:style-name="gr18" draw:text-style-name="P6" draw:layer="layout" svg:x1="1.781cm" svg:y1="1.092cm" svg:x2="2.244cm" svg:y2="1.092cm">
            <text:p/>
          </draw:line>
          <draw:line draw:style-name="gr18" draw:text-style-name="P6" draw:layer="layout" svg:x1="3.042cm" svg:y1="1.092cm" svg:x2="2.579cm" svg:y2="1.092cm">
            <text:p/>
          </draw:line>
          <draw:line draw:style-name="gr18" draw:text-style-name="P6" draw:layer="layout" svg:x1="4.912cm" svg:y1="2.375cm" svg:x2="4.912cm" svg:y2="2.83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hatch draw:name="Hatch_20_59" draw:display-name="Hatch 59" draw:style="single" draw:color="#ff0000" draw:distance="0.1cm" draw:rotation="450"/>
    <draw:hatch draw:name="Hatch_20_60" draw:display-name="Hatch 60" draw:style="single" draw:color="#0000ff" draw:distance="0.1cm" draw:rotation="3150"/>
    <draw:hatch draw:name="Hatch_20_61" draw:display-name="Hatch 61" draw:style="single" draw:color="#00ff00" draw:distance="0.1cm" draw:rotation="3150"/>
    <draw:hatch draw:name="Hatch_20_62" draw:display-name="Hatch 62" draw:style="single" draw:color="#ff00ff" draw:distance="0.1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2cm" fo:page-height="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4-21T11:54:01</meta:creation-date>
    <meta:editing-duration>PT1M30S</meta:editing-duration>
    <meta:editing-cycles>2</meta:editing-cycles>
    <meta:generator>LibreOffice/5.0.2.2$Linux_X86_64 LibreOffice_project/00m0$Build-2</meta:generator>
    <dc:date>2015-11-15T11:29:21.021864391</dc:date>
    <meta:document-statistic meta:object-count="29"/>
  </office:meta>
</office:document-meta>
</file>